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A500000203F68F0A60563445CD.png" manifest:media-type="image/png"/>
  <manifest:file-entry manifest:full-path="Pictures/1000000000000261000001EE099D4C6DD19EA6CF.png" manifest:media-type="image/png"/>
  <manifest:file-entry manifest:full-path="Pictures/1000000000000130000000BE0DB7D69B8FF58D7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width="16.113cm" svg:height="13.07cm" draw:z-index="0"><draw:image xlink:href="Pictures/1000000000000261000001EE099D4C6DD19EA6CF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Figura2" text:anchor-type="paragraph" svg:width="17cm" svg:height="7.362cm" draw:z-index="1"><draw:image xlink:href="Pictures/10000000000004A500000203F68F0A60563445CD.png" xlink:type="simple" xlink:show="embed" xlink:actuate="onLoad" loext:mime-type="image/png"/></draw:frame><draw:frame draw:style-name="fr3" draw:name="Figura3" text:anchor-type="paragraph" svg:x="4.479cm" svg:y="7.488cm" svg:width="8.043cm" svg:height="5.027cm" draw:z-index="2"><draw:image xlink:href="Pictures/1000000000000130000000BE0DB7D69B8FF58D7A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1T21:59:08.128000000</meta:creation-date>
    <dc:date>2020-11-18T23:25:52.821000000</dc:date>
    <meta:editing-duration>PT3H9M42S</meta:editing-duration>
    <meta:editing-cycles>2</meta:editing-cycles>
    <meta:generator>LibreOffice/6.0.7.3$Windows_X86_64 LibreOffice_project/dc89aa7a9eabfd848af146d5086077aeed2ae4a5</meta:generator>
    <meta:document-statistic meta:table-count="0" meta:image-count="3" meta:object-count="0" meta:page-count="2" meta:paragraph-count="0" meta:word-count="0" meta:character-count="0" meta:non-whitespace-character-count="0"/>
  </office:meta>
</office:document-meta>
</file>